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7.022cm" table:align="left"/>
    </style:style>
    <style:style style:name="Tabla1.A" style:family="table-column">
      <style:table-column-properties style:column-width="0.743cm"/>
    </style:style>
    <style:style style:name="Tabla1.B" style:family="table-column">
      <style:table-column-properties style:column-width="0.61cm"/>
    </style:style>
    <style:style style:name="Tabla1.C" style:family="table-column">
      <style:table-column-properties style:column-width="5.669cm"/>
    </style:style>
    <style:style style:name="Tabla1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la1.C1" style:family="table-cell">
      <style:table-cell-properties style:vertical-align="middle" style:border-line-width="0cm 0.004cm 0.002cm" fo:padding="0.049cm" fo:border="0.05pt double #808080"/>
    </style:style>
    <style:style style:name="Tabla1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1.C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a1.4" style:family="table-row">
      <style:table-row-properties style:min-row-height="0.538cm"/>
    </style:style>
    <style:style style:name="Tabla2" style:family="table">
      <style:table-properties style:width="7.033cm" table:align="left"/>
    </style:style>
    <style:style style:name="Tabla2.A" style:family="table-column">
      <style:table-column-properties style:column-width="0.425cm"/>
    </style:style>
    <style:style style:name="Tabla2.B" style:family="table-column">
      <style:table-column-properties style:column-width="0.54cm"/>
    </style:style>
    <style:style style:name="Tabla2.C" style:family="table-column">
      <style:table-column-properties style:column-width="0.399cm"/>
    </style:style>
    <style:style style:name="Tabla2.D" style:family="table-column">
      <style:table-column-properties style:column-width="5.669cm"/>
    </style:style>
    <style:style style:name="Tabla2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la2.D1" style:family="table-cell">
      <style:table-cell-properties style:vertical-align="middle" style:border-line-width="0cm 0.004cm 0.002cm" fo:padding="0.049cm" fo:border="0.05pt double #808080"/>
    </style:style>
    <style:style style:name="Tabla2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2.D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a3" style:family="table">
      <style:table-properties style:width="7.763cm" table:align="left"/>
    </style:style>
    <style:style style:name="Tabla3.A" style:family="table-column">
      <style:table-column-properties style:column-width="3.073cm"/>
    </style:style>
    <style:style style:name="Tabla3.B" style:family="table-column">
      <style:table-column-properties style:column-width="4.69cm"/>
    </style:style>
    <style:style style:name="Tabla3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la3.B1" style:family="table-cell">
      <style:table-cell-properties style:vertical-align="middle" style:border-line-width="0cm 0.004cm 0.002cm" fo:padding="0.049cm" fo:border="0.05pt double #808080"/>
    </style:style>
    <style:style style:name="Tabla3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a3.B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Heading_20_2">
      <style:text-properties officeooo:paragraph-rsid="001b6c14"/>
    </style:style>
    <style:style style:name="T1" style:family="text">
      <style:text-properties style:text-position="33% 80%"/>
    </style:style>
    <style:style style:name="T2" style:family="text">
      <style:text-properties officeooo:rsid="001b6c14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<text:span text:style-name="T2">Semana 4 – Ejercicio 1</text:span></text:h>
      <text:p text:style-name="Text_20_body">Escriba un programa que pida dos números enteros y que calcule su división, escribiendo si la división es exacta o no.</text:p>
      <text:p text:style-name="Text_20_body">Divisor de números</text:p>
      <text:p text:style-name="Text_20_body">Escriba el dividendo: 14</text:p>
      <text:p text:style-name="Text_20_body">Escriba el divisor: 5</text:p>
      <text:p text:style-name="Text_20_body">La división no es exacta. Cociente: 2 Resto: 4</text:p>
      <text:p text:style-name="Text_20_body">Divisor de números</text:p>
      <text:p text:style-name="Text_20_body">Escriba el dividendo: 20</text:p>
      <text:p text:style-name="Text_20_body">Escriba el divisor: 4</text:p>
      <text:p text:style-name="Text_20_body">La división es exacta. Cociente: 5</text:p>
      <text:p text:style-name="Text_20_body"><text:span text:style-name="Strong_20_Emphasis">Nota</text:span>: </text:p>
      <text:p text:style-name="Text_20_body">Se puede mejorar el programa haciendo que tenga en cuenta que no se puede dividir por cero:</text:p>
      <text:p text:style-name="Text_20_body">Divisor de números</text:p>
      <text:p text:style-name="Text_20_body">Escriba el dividendo: 20</text:p>
      <text:p text:style-name="Text_20_body">Escriba el divisor: 0</text:p>
      <text:p text:style-name="Text_20_body">No se puede dividir por 0</text:p>
      <text:p text:style-name="Horizontal_20_Line"/>
      <text:h text:style-name="P3" text:outline-level="2"><text:span text:style-name="T2">Semana 4 – Ejercicio 2</text:span></text:h>
      <text:p text:style-name="Text_20_body">Escriba un programa que pida dos números y que conteste cuál es el menor y cuál el mayor o que escriba que son iguales.</text:p>
      <text:p text:style-name="Text_20_body">Comparador de números</text:p>
      <text:p text:style-name="Text_20_body">Escriba un número: 23</text:p>
      <text:p text:style-name="Text_20_body">Escriba otro número: 14.5</text:p>
      <text:p text:style-name="Text_20_body">Menor: 14.5; Mayor: 23.0</text:p>
      <text:p text:style-name="Text_20_body">Comparador de números</text:p>
      <text:p text:style-name="Text_20_body">Escriba un número: 5.0</text:p>
      <text:p text:style-name="Text_20_body">Escriba otro número: 5</text:p>
      <text:p text:style-name="Text_20_body">Los dos números son iguales</text:p>
      <text:p text:style-name="Horizontal_20_Line"/>
      <text:h text:style-name="P3" text:outline-level="2"><text:span text:style-name="T2">Semana 4 – Ejercicio 3</text:span></text:h>
      <text:p text:style-name="Text_20_body">Escriba un programa que pida el año actual y un año cualquiera y que escriba cuántos años han pasado desde ese año o cuántos años faltan para llegar a ese año.</text:p>
      <text:p text:style-name="Text_20_body">Comparador de años</text:p>
      <text:p text:style-name="Text_20_body">¿En qué año estamos?: 2013</text:p>
      <text:p text:style-name="Text_20_body"><text:soft-page-break/>Escriba un año cualquiera: 2015</text:p>
      <text:p text:style-name="Text_20_body">Para llegar al año 2015 faltan 2 años.</text:p>
      <text:p text:style-name="Text_20_body">Comparador de años</text:p>
      <text:p text:style-name="Text_20_body">¿En qué año estamos?: 1990</text:p>
      <text:p text:style-name="Text_20_body">Escriba un año cualquiera: -753</text:p>
      <text:p text:style-name="Text_20_body">Desde el año -753 han pasado 2743 años.</text:p>
      <text:p text:style-name="Text_20_body">Comparador de años</text:p>
      <text:p text:style-name="Text_20_body">¿En qué año estamos?: 1492</text:p>
      <text:p text:style-name="Text_20_body">Escriba un año cualquiera: 1492</text:p>
      <text:p text:style-name="Text_20_body">¡Son el mismo año!</text:p>
      <text:p text:style-name="Text_20_body"><text:span text:style-name="Strong_20_Emphasis">Nota</text:span>: </text:p>
      <text:p text:style-name="Text_20_body">Se puede mejorar el programa haciendo que tenga en cuenta cuando la diferencia es exactamente un año y escriba la frase en singular:</text:p>
      <text:p text:style-name="Text_20_body">Comparador de años</text:p>
      <text:p text:style-name="Text_20_body">¿En qué año estamos?: 2013</text:p>
      <text:p text:style-name="Text_20_body">Escriba un año cualquiera: 2014</text:p>
      <text:p text:style-name="Text_20_body">Para llegar al año 2015 falta 1 año.</text:p>
      <text:p text:style-name="Horizontal_20_Line"/>
      <text:h text:style-name="Heading_20_2" text:outline-level="2"><text:span text:style-name="T2">Semana </text:span>4 –<text:span text:style-name="T2"> Ejercicio 4</text:span></text:h>
      <text:p text:style-name="Text_20_body">Escriba un programa que pida dos números enteros y que escriba si el mayor es múltiplo del menor.</text:p>
      <text:p text:style-name="Text_20_body">Comparador de múltiplos</text:p>
      <text:p text:style-name="Text_20_body">Escriba un número: 48</text:p>
      <text:p text:style-name="Text_20_body">Escriba otro número: 6</text:p>
      <text:p text:style-name="Text_20_body">48 es múltiplo de 6.</text:p>
      <text:p text:style-name="Text_20_body">Comparador de múltiplos</text:p>
      <text:p text:style-name="Text_20_body">Escriba un número: 6</text:p>
      <text:p text:style-name="Text_20_body">Escriba otro número: 48</text:p>
      <text:p text:style-name="Text_20_body">48 es múltiplo de 6.</text:p>
      <text:p text:style-name="Text_20_body">Comparador de múltiplos</text:p>
      <text:p text:style-name="Text_20_body">Escriba un número: 6</text:p>
      <text:p text:style-name="Text_20_body">Escriba otro número: 49</text:p>
      <text:p text:style-name="Text_20_body">49 no es múltiplo de 6.</text:p>
      <text:p text:style-name="Text_20_body">Comparador de múltiplos</text:p>
      <text:p text:style-name="Text_20_body">Escriba un número: 6</text:p>
      <text:p text:style-name="Text_20_body">Escriba otro número: 6</text:p>
      <text:p text:style-name="Text_20_body">6 es múltiplo de 6.</text:p>
      <text:p text:style-name="Horizontal_20_Line"><text:soft-page-break/></text:p>
      <text:h text:style-name="P3" text:outline-level="2"><text:span text:style-name="T2">Semana 4 – Ejercicio 5</text:span></text:h>
      <text:p text:style-name="Text_20_body">Escriba un programa que pida tres números y que escriba si son los tres iguales, si hay dos iguales o si son los tres distintos.</text:p>
      <text:p text:style-name="Text_20_body">Comparador de tres números</text:p>
      <text:p text:style-name="Text_20_body">Escriba un número: 6</text:p>
      <text:p text:style-name="Text_20_body">Escriba otro número: 6</text:p>
      <text:p text:style-name="Text_20_body">Escriba otro número más: 6</text:p>
      <text:p text:style-name="Text_20_body">Ha escrito tres veces el mismo número.</text:p>
      <text:p text:style-name="Text_20_body">Comparador de tres números</text:p>
      <text:p text:style-name="Text_20_body">Escriba un número: 6</text:p>
      <text:p text:style-name="Text_20_body">Escriba otro número: 6.5</text:p>
      <text:p text:style-name="Text_20_body">Escriba otro número más: 6</text:p>
      <text:p text:style-name="Text_20_body">Ha escrito uno de los números dos veces.</text:p>
      <text:p text:style-name="Text_20_body">Comparador de tres números</text:p>
      <text:p text:style-name="Text_20_body">Escriba un número: 4</text:p>
      <text:p text:style-name="Text_20_body">Escriba otro número: 5</text:p>
      <text:p text:style-name="Text_20_body">Escriba otro número más: 6</text:p>
      <text:p text:style-name="Text_20_body">Los tres números que ha escrito son distintos.</text:p>
      <text:p text:style-name="Horizontal_20_Line"/>
      <text:h text:style-name="P3" text:outline-level="2"><text:span text:style-name="T2">Semana 4 – Ejercicio 6</text:span></text:h>
      <text:p text:style-name="Text_20_body">Escriba un programa que pida un año y que escriba si es bisiesto o no. </text:p>
      <text:p text:style-name="Text_20_body">Se recuerda que los años bisiestos son múltiplos de 4, pero los múltiplos de 100 no lo son, aunque los múltiplos de 400 sí.</text:p>
      <text:p text:style-name="Text_20_body">Estos son algunos ejemplos de posibles respuestas: 2012 es bisiesto, 2010 no es bisiesto, 2000 es bisiesto, 1900 no es bisiesto.</text:p>
      <text:p text:style-name="Text_20_body">Comprobador de años bisiestos</text:p>
      <text:p text:style-name="Text_20_body">Escriba un año y le diré si es bisiesto: 2000</text:p>
      <text:p text:style-name="Text_20_body">El año 2000 es un año bisiesto porque es múltiplo de 400.</text:p>
      <text:p text:style-name="Horizontal_20_Line"/>
      <text:h text:style-name="Heading_20_2" text:outline-level="2"><text:span text:style-name="T2">Semana 4 -</text:span> <text:span text:style-name="T2">Ejercicio</text:span> 7</text:h>
      <text:p text:style-name="Text_20_body">Escriba un programa que pida los coeficientes de una ecuación de primer grado (a x + b = 0) y escriba la solución. </text:p>
      <text:p text:style-name="Text_20_body">Se recuerda que una ecuación de primer grado puede no tener solución, tener una solución única, o que todos los números sean solución. Se recuerda que la fórmula de las soluciones es x = -b / a</text:p>
      <text:p text:style-name="Text_20_body"><text:soft-page-break/>Estos son algunos ejemplos de posibles respuestas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Heading">a</text:p>
          </table:table-cell>
          <table:table-cell table:style-name="Tabla1.A1" office:value-type="string">
            <text:p text:style-name="Table_20_Heading">b</text:p>
          </table:table-cell>
          <table:table-cell table:style-name="Tabla1.C1" office:value-type="string">
            <text:p text:style-name="Table_20_Heading">Solución</text:p>
          </table:table-cell>
        </table:table-row>
        <table:table-row>
          <table:table-cell table:style-name="Tabla1.A2" office:value-type="string">
            <text:p text:style-name="Table_20_Contents">0</text:p>
          </table:table-cell>
          <table:table-cell table:style-name="Tabla1.A2" office:value-type="string">
            <text:p text:style-name="Table_20_Contents">3</text:p>
          </table:table-cell>
          <table:table-cell table:style-name="Tabla1.C2" office:value-type="string">
            <text:p text:style-name="Table_20_Contents">Sin solución</text:p>
          </table:table-cell>
        </table:table-row>
        <table:table-row>
          <table:table-cell table:style-name="Tabla1.A2" office:value-type="string">
            <text:p text:style-name="Table_20_Contents">4.2</text:p>
          </table:table-cell>
          <table:table-cell table:style-name="Tabla1.A2" office:value-type="string">
            <text:p text:style-name="Table_20_Contents">21</text:p>
          </table:table-cell>
          <table:table-cell table:style-name="Tabla1.C2" office:value-type="string">
            <text:p text:style-name="Table_20_Contents">Una solución: -5</text:p>
          </table:table-cell>
        </table:table-row>
        <table:table-row table:style-name="Tabla1.4">
          <table:table-cell table:style-name="Tabla1.A2" office:value-type="string">
            <text:p text:style-name="Table_20_Contents">0</text:p>
          </table:table-cell>
          <table:table-cell table:style-name="Tabla1.A2" office:value-type="string">
            <text:p text:style-name="Table_20_Contents">0</text:p>
          </table:table-cell>
          <table:table-cell table:style-name="Tabla1.C2" office:value-type="string">
            <text:p text:style-name="Table_20_Contents">Todos los números son solución</text:p>
          </table:table-cell>
        </table:table-row>
      </table:table>
      <text:p text:style-name="Text_20_body">Ecuación a x + b = 0</text:p>
      <text:p text:style-name="Text_20_body">Escriba el valor del coeficiente a: 4.2</text:p>
      <text:p text:style-name="Text_20_body">Escriba el valor del coeficiente b: 21</text:p>
      <text:p text:style-name="Text_20_body">La solución de la ecuación es -5.0</text:p>
      <text:p text:style-name="Horizontal_20_Line"/>
      <text:h text:style-name="Heading_20_2" text:outline-level="2"><text:span text:style-name="T2">Semana 4 – Ejercicio </text:span>8</text:h>
      <text:p text:style-name="Text_20_body">Escriba un programa que pida los coeficientes de una ecuación de segundo grado (a x² + b x + c = 0) y escriba la solución. </text:p>
      <text:p text:style-name="Text_20_body">Se recuerda que una ecuación de segundo grado puede no tener solución, tener una solución única, tener dos soluciones o que todos los números sean solución. Se recuerda que la fórmula de las soluciones cuando hay dos soluciones es x = (-b ± √(b<text:span text:style-name="T1">2</text:span>-4ac) ) / (2a)</text:p>
      <text:p text:style-name="Text_20_body">Estos son algunos ejemplos de posibles respuestas. 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Table_20_Contents">a</text:p>
          </table:table-cell>
          <table:table-cell table:style-name="Tabla2.A1" office:value-type="string">
            <text:p text:style-name="Table_20_Contents">b</text:p>
          </table:table-cell>
          <table:table-cell table:style-name="Tabla2.A1" office:value-type="string">
            <text:p text:style-name="Table_20_Contents">c</text:p>
          </table:table-cell>
          <table:table-cell table:style-name="Tabla2.D1" office:value-type="string">
            <text:p text:style-name="Table_20_Contents">Solución</text:p>
          </table:table-cell>
        </table:table-row>
        <table:table-row>
          <table:table-cell table:style-name="Tabla2.A2" office:value-type="string">
            <text:p text:style-name="Table_20_Contents">1</text:p>
          </table:table-cell>
          <table:table-cell table:style-name="Tabla2.A2" office:value-type="string">
            <text:p text:style-name="Table_20_Contents">-2</text:p>
          </table:table-cell>
          <table:table-cell table:style-name="Tabla2.A2" office:value-type="string">
            <text:p text:style-name="Table_20_Contents">2</text:p>
          </table:table-cell>
          <table:table-cell table:style-name="Tabla2.D2" office:value-type="string">
            <text:p text:style-name="Table_20_Contents">Sin solución real</text:p>
          </table:table-cell>
        </table:table-row>
        <table:table-row>
          <table:table-cell table:style-name="Tabla2.A2" office:value-type="string">
            <text:p text:style-name="Table_20_Contents">2</text:p>
          </table:table-cell>
          <table:table-cell table:style-name="Tabla2.A2" office:value-type="string">
            <text:p text:style-name="Table_20_Contents">-7</text:p>
          </table:table-cell>
          <table:table-cell table:style-name="Tabla2.A2" office:value-type="string">
            <text:p text:style-name="Table_20_Contents">3</text:p>
          </table:table-cell>
          <table:table-cell table:style-name="Tabla2.D2" office:value-type="string">
            <text:p text:style-name="Table_20_Contents">Dos soluciones: 0.5 y 3.0</text:p>
          </table:table-cell>
        </table:table-row>
        <table:table-row>
          <table:table-cell table:style-name="Tabla2.A2" office:value-type="string">
            <text:p text:style-name="Table_20_Contents">1</text:p>
          </table:table-cell>
          <table:table-cell table:style-name="Tabla2.A2" office:value-type="string">
            <text:p text:style-name="Table_20_Contents">2</text:p>
          </table:table-cell>
          <table:table-cell table:style-name="Tabla2.A2" office:value-type="string">
            <text:p text:style-name="Table_20_Contents">1</text:p>
          </table:table-cell>
          <table:table-cell table:style-name="Tabla2.D2" office:value-type="string">
            <text:p text:style-name="Table_20_Contents">Una solución: -1.0</text:p>
          </table:table-cell>
        </table:table-row>
        <table:table-row>
          <table:table-cell table:style-name="Tabla2.A2" office:value-type="string">
            <text:p text:style-name="Table_20_Contents">0</text:p>
          </table:table-cell>
          <table:table-cell table:style-name="Tabla2.A2" office:value-type="string">
            <text:p text:style-name="Table_20_Contents">0</text:p>
          </table:table-cell>
          <table:table-cell table:style-name="Tabla2.A2" office:value-type="string">
            <text:p text:style-name="Table_20_Contents">5</text:p>
          </table:table-cell>
          <table:table-cell table:style-name="Tabla2.D2" office:value-type="string">
            <text:p text:style-name="Table_20_Contents">Sin solución</text:p>
          </table:table-cell>
        </table:table-row>
        <table:table-row>
          <table:table-cell table:style-name="Tabla2.A2" office:value-type="string">
            <text:p text:style-name="Table_20_Contents">0</text:p>
          </table:table-cell>
          <table:table-cell table:style-name="Tabla2.A2" office:value-type="string">
            <text:p text:style-name="Table_20_Contents">0</text:p>
          </table:table-cell>
          <table:table-cell table:style-name="Tabla2.A2" office:value-type="string">
            <text:p text:style-name="Table_20_Contents">0</text:p>
          </table:table-cell>
          <table:table-cell table:style-name="Tabla2.D2" office:value-type="string">
            <text:p text:style-name="Table_20_Contents">Todos los números son solución</text:p>
          </table:table-cell>
        </table:table-row>
        <table:table-row>
          <table:table-cell table:style-name="Tabla2.A2" office:value-type="string">
            <text:p text:style-name="Table_20_Contents">0</text:p>
          </table:table-cell>
          <table:table-cell table:style-name="Tabla2.A2" office:value-type="string">
            <text:p text:style-name="Table_20_Contents">3</text:p>
          </table:table-cell>
          <table:table-cell table:style-name="Tabla2.A2" office:value-type="string">
            <text:p text:style-name="Table_20_Contents">2</text:p>
          </table:table-cell>
          <table:table-cell table:style-name="Tabla2.D2" office:value-type="string">
            <text:p text:style-name="Table_20_Contents">Una solución: -0.666...</text:p>
            <text:p text:style-name="Table_20_Contents"/>
          </table:table-cell>
        </table:table-row>
      </table:table>
      <text:p text:style-name="Text_20_body">Ecuación a x² + b x + c = 0</text:p>
      <text:p text:style-name="Text_20_body">Escriba el valor del coeficiente a: 2</text:p>
      <text:p text:style-name="Text_20_body">Escriba el valor del coeficiente b: -7</text:p>
      <text:p text:style-name="Text_20_body">Escriba el valor del coeficiente c: 3</text:p>
      <text:p text:style-name="Text_20_body">Las soluciones de la ecuación son 3.0 y 0.5</text:p>
      <text:p text:style-name="Horizontal_20_Line"/>
      <text:h text:style-name="Heading_20_2" text:outline-level="2"><text:span text:style-name="T2">Semana 4 – Ejercicio </text:span>9</text:h>
      <text:p text:style-name="Text_20_body">Escriba un programa que pregunte primero si se quiere calcular el área de un triángulo o la de un círculo. Si se contesta que se quiere calcular el área de un triángulo, el programa tiene que pedir entonces la base y la altura y escribir el área. Si se contesta que se quiere calcular el área de un círculo, el programa tiene que pedir entonces el radio y escribir el área.</text:p>
      <text:p text:style-name="Text_20_body">Se recuerda que el área de un triángulo es base por altura dividido por 2 y que el área de un círculo es Pi (aproximadamente 3,141592) por el radio al cuadrado.</text:p>
      <text:p text:style-name="Text_20_body">Cálculo de áreas - Elija una figura geométrica:</text:p>
      <text:p text:style-name="Text_20_body"><text:soft-page-break/>a) Triángulo</text:p>
      <text:p text:style-name="Text_20_body">b) Círculo</text:p>
      <text:p text:style-name="Text_20_body">¿Qué figura quiere calcular (Escriba T o C)? T</text:p>
      <text:p text:style-name="Text_20_body">Escriba la base: 3</text:p>
      <text:p text:style-name="Text_20_body">Escriba la altura: 5.5</text:p>
      <text:p text:style-name="Text_20_body">Un triángulo de base 3.0 y altura 5.0 tiene un área de 8.25</text:p>
      <text:p text:style-name="Text_20_body">Cálculo de áreas - Elija una figura geométrica:</text:p>
      <text:p text:style-name="Text_20_body">a) Triángulo</text:p>
      <text:p text:style-name="Text_20_body">b) Círculo</text:p>
      <text:p text:style-name="Text_20_body">¿Qué figura quiere calcular (Escriba T o C)? C</text:p>
      <text:p text:style-name="Text_20_body">Escriba el radio: 2</text:p>
      <text:p text:style-name="Text_20_body">Un círculo de radio 2.0 tiene un área de 12.566370614359172</text:p>
      <text:p text:style-name="Horizontal_20_Line"/>
      <text:h text:style-name="Heading_20_2" text:outline-level="2"><text:span text:style-name="T2">Semana 4 – Ejercicio </text:span>10</text:h>
      <text:p text:style-name="Text_20_body">Escriba un programa que pida una distancia en centímetros y que escriba esa distancia en kilómetros, metros y centímetros (escribiendo solamente las unidades necesarias).</text:p>
      <text:p text:style-name="Text_20_body">Estos son algunos ejemplos de posibles respuestas: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Table_20_Heading">Distancia en cm</text:p>
          </table:table-cell>
          <table:table-cell table:style-name="Tabla3.B1" office:value-type="string">
            <text:p text:style-name="Table_20_Heading">Distancia en km, m y cm</text:p>
          </table:table-cell>
        </table:table-row>
        <table:table-row>
          <table:table-cell table:style-name="Tabla3.A2" office:value-type="string">
            <text:p text:style-name="Table_20_Contents">100</text:p>
          </table:table-cell>
          <table:table-cell table:style-name="Tabla3.B2" office:value-type="string">
            <text:p text:style-name="Table_20_Contents">1 m</text:p>
          </table:table-cell>
        </table:table-row>
        <table:table-row>
          <table:table-cell table:style-name="Tabla3.A2" office:value-type="string">
            <text:p text:style-name="Table_20_Contents">240 005</text:p>
          </table:table-cell>
          <table:table-cell table:style-name="Tabla3.B2" office:value-type="string">
            <text:p text:style-name="Table_20_Contents">2 km, 400 m, 5 cm</text:p>
          </table:table-cell>
        </table:table-row>
        <table:table-row>
          <table:table-cell table:style-name="Tabla3.A2" office:value-type="string">
            <text:p text:style-name="Table_20_Contents">67</text:p>
          </table:table-cell>
          <table:table-cell table:style-name="Tabla3.B2" office:value-type="string">
            <text:p text:style-name="Table_20_Contents">67 cm</text:p>
          </table:table-cell>
        </table:table-row>
        <table:table-row>
          <table:table-cell table:style-name="Tabla3.A2" office:value-type="string">
            <text:p text:style-name="Table_20_Contents">300 004</text:p>
          </table:table-cell>
          <table:table-cell table:style-name="Tabla3.B2" office:value-type="string">
            <text:p text:style-name="Table_20_Contents">3 km, 4 cm</text:p>
          </table:table-cell>
        </table:table-row>
      </table:table>
      <text:p text:style-name="Text_20_body">La dificultad del ejercicio se puede reducir o aumentar según la forma de presentar el resultado:</text:p>
      <text:list xml:id="list4031385036648688274" text:style-name="L1">
        <text:list-item>
          <text:p text:style-name="P2">sin separador entre unidades: 2 km 400 m 5 cm </text:p>
        </text:list-item>
        <text:list-item>
          <text:p text:style-name="P2">separando con comas las unidades: 2 km, 400 m, 5 cm </text:p>
        </text:list-item>
        <text:list-item>
          <text:p text:style-name="P1">separando con comas y con la conjunción 'y' en la última unidad: 2 km, 400 m y 5 cm </text:p>
        </text:list-item>
      </text:list>
      <text:p text:style-name="Text_20_body">Convertidor de centímetros a kilómetros, metros y centímetros</text:p>
      <text:p text:style-name="Text_20_body">Escriba una distancia en centímetros: 43210</text:p>
      <text:p text:style-name="Text_20_body">43210 centímetros son 432 m, 10 cm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Lohit Hindi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3-05-11T20:40:03</meta:creation-date>
    <dc:date>2013-05-11T20:51:38</dc:date>
    <dc:creator>Diego </dc:creator>
    <meta:editing-duration>P0D</meta:editing-duration>
    <meta:editing-cycles>1</meta:editing-cycles>
    <meta:document-statistic meta:table-count="3" meta:image-count="0" meta:object-count="0" meta:page-count="5" meta:paragraph-count="181" meta:word-count="1190" meta:character-count="6200" meta:non-whitespace-character-count="5178"/>
    <meta:generator>LibreOffice/4.0.2.2$Linux_X86_64 LibreOffice_project/400m0$Build-2</meta:generator>
  </office:meta>
</office:document-meta>
</file>